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a7f" officeooo:paragraph-rsid="00177a7f"/>
    </style:style>
    <style:style style:name="P2" style:family="paragraph" style:parent-style-name="Standard">
      <style:text-properties fo:font-size="15pt" fo:font-weight="bold" officeooo:rsid="00177a7f" officeooo:paragraph-rsid="00177a7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177a7f" officeooo:paragraph-rsid="00177a7f" style:font-size-asian="20pt" style:font-size-complex="20pt"/>
    </style:style>
    <style:style style:name="P4" style:family="paragraph" style:parent-style-name="Standard">
      <style:text-properties style:text-underline-style="solid" style:text-underline-width="auto" style:text-underline-color="font-color" officeooo:rsid="00177a7f" officeooo:paragraph-rsid="00177a7f"/>
    </style:style>
    <style:style style:name="P5" style:family="paragraph" style:parent-style-name="Standard">
      <style:text-properties fo:font-size="10.5pt" officeooo:rsid="00177a7f" officeooo:paragraph-rsid="00177a7f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ráctica 1</text:p>
      <text:p text:style-name="P3">Creación de un servidor IRC</text:p>
      <text:p text:style-name="P2">Introducción</text:p>
      <text:p text:style-name="P1">El objetivo de esta primera práctica es diseñar en C un servidor que implemente el</text:p>
      <text:p text:style-name="P1">protocolo IRC (Internet Relay Chat) para el intercambio de mensajes de texto, siguiendo</text:p>
      <text:p text:style-name="P1">lo descrito en el RFC-2812.</text:p>
      <text:p text:style-name="P1">Este servidor debe ser capaz de atender múltiples clientes, los cuales estarán activos</text:p>
      <text:p text:style-name="P1">mientras el protocolo PING PONG no indique lo contrario, en cuyo caso el socket debe</text:p>
      <text:p text:style-name="P1">ser cerrado. Por cada petición de clientes que se realice al servidor, se creará un hilo</text:p>
      <text:p text:style-name="P1">que la atienda (con un máximo de hilos simultáneos).</text:p>
      <text:p text:style-name="P1">El servidor deberá ejecutarse en modo daemon, para que este se ejecute en segundo</text:p>
      <text:p text:style-name="P1">plano y no esté asociado a una terminal.</text:p>
      <text:p text:style-name="P1">Todas las funciones a implementar estarán organizadas en una librería con el fin de</text:p>
      <text:p text:style-name="P1">facilitar el trabajo para el resto de prácticas, con su man correspondiente, y se creará</text:p>
      <text:p text:style-name="P1">un makefile que empaquete correctamente todos los ficheros y cree los ejecutables de</text:p>
      <text:p text:style-name="P1">la práctica para probarlos después con r2d2.</text:p>
      <text:p text:style-name="P1"/>
      <text:p text:style-name="P2">Diseño</text:p>
      <text:p text:style-name="P1">El programa contiene los siguientes módulos:</text:p>
      <text:p text:style-name="P1">● server.c: Este es el modulo principal de nuestro programa, en el cual se recogen</text:p>
      <text:p text:style-name="P1">los parámetros de ejecución, se “daemoniza” el servidor y se asigna cada</text:p>
      <text:p text:style-name="P1">comando a su posición correspondiente (dada por la función</text:p>
      <text:p text:style-name="P1">IRC_CommandQuery) dentro del array de funciones que hemos decidido utilizar</text:p>
      <text:p text:style-name="P1">para facilitarnos la recepción de comandos del cliente.</text:p>
      <text:p text:style-name="P1">Después de llamar a las funciones openSocket() y bindSocket(), definidas en</text:p>
      <text:p text:style-name="P1">socket.c, el programa se va a meter en un bucle infinito en el que por cada</text:p>
      <text:p text:style-name="P1">iteración se va a aceptar una petición y se va a crear un hilo para atender a</text:p>
      <text:p text:style-name="P1">dicha petición, haciendo pthread_detach para devolver los recursos al sistema</text:p>
      <text:p text:style-name="P1">una vez se termine de procesar la petición.Hemos preferido gestionar las peticiones mediante hilos ya que los procesos</text:p>
      <text:p text:style-name="P1">acaparan muchos más recursos, a pesar de que estos sean más fáciles de</text:p>
      <text:p text:style-name="P1">manejar.</text:p>
      <text:p text:style-name="P1">● Socket.c: En este módulo se encuentran las funciones que utilizamos para</text:p>
      <text:p text:style-name="P1">gestionar los sockets (apertura y conexión) y las funciones que se encargan de</text:p>
      <text:p text:style-name="P1">establecer la conexión con los clientes y aceptar las peticiones que estos envíen.</text:p>
      <text:p text:style-name="P1">Para procesar los comandos enviados por el cliente hemos decidido hacer un</text:p>
      <text:p text:style-name="P1">array de punteros a funciones en el cual, las funciones de los comandos tendrán</text:p>
      <text:p text:style-name="P1">la misma cabecera, que incluye el comando correspondiente, el socket y el Nick,</text:p>
      <text:p text:style-name="P1">que hemos decidido incluirlo en la cabecera para evitar tener que obtener</text:p>
      <text:p text:style-name="P1">todos los datos del cliente desde dentro de las funciones de comandos, lo cual</text:p>
      <text:p text:style-name="P1">sería bastante más ineficiente.</text:p>
      <text:p text:style-name="P1">● Command.c: En este módulo se encuentran las funciones internas que se</text:p>
      <text:p text:style-name="P1">encargan de procesar cada comando, haciendo los cambios correspondientes</text:p>
      <text:p text:style-name="P1">en el servidor mediante las funciones del TAD.</text:p>
      <text:p text:style-name="P1">Hemos incluido al principio una función de gestión de errores básicos para</text:p>
      <text:p text:style-name="P1">hacer más vistosos y eficientes los controles de errores de cada comando.</text:p>
      <text:p text:style-name="P2"><text:soft-page-break/>Funcionalidad IRC</text:p>
      <text:p text:style-name="P4">Funciones relacionadas con los sockets:</text:p>
      <text:p text:style-name="P1">● OpenSocket: Usa la función socket() usando el parámetro SOCK_STREAM para</text:p>
      <text:p text:style-name="P1">utilizar el protocolo TCP.</text:p>
      <text:p text:style-name="P1">● BindSocket: Rellena los campos de la estructura addr, se llama a bind() para</text:p>
      <text:p text:style-name="P1">informar al SO y espera hasta recibir peticiones de clientes.</text:p>
      <text:p text:style-name="P1">● AcceptClient: Llama a la función accept() para aceptar las conexiones de los</text:p>
      <text:p text:style-name="P1">clientes.</text:p>
      <text:p text:style-name="P1">● AttendClientSocket: una vez aceptada la conexión, recibe una petición de un</text:p>
      <text:p text:style-name="P1">cliente. En primer lugar inicia la conexión (función beginConnection()), a</text:p>
      <text:p text:style-name="P1">continuación recibes el/los comandos del cliente, los separa y según el</text:p>
      <text:p text:style-name="P1">comando accede a su posición correspondiente dentro del array de punteros a</text:p>
      <text:p text:style-name="P1">funciones para gestionar dicho comando.</text:p>
      <text:p text:style-name="P1">● ConnectClientSocket : conecta el servidor a una IP y un puerto especifico,</text:p>
      <text:p text:style-name="P1">rellenando la estructura addr. Esta función no se ha usado durante la práctica</text:p>
      <text:p text:style-name="P1">debido a que está pensada para el cliente.</text:p>
      <text:p text:style-name="P1">● BeginConnection: esta función gestiona la conexión de un cliente. Para ello el</text:p>
      <text:p text:style-name="P1">cliente debe enviar una pass (opcional), un nick y un user. Esta rutina funciona</text:p>
      <text:p text:style-name="P1">como una máquina de estados, que tiene en cuenta si se recibe o no una pass y</text:p>
      <text:p text:style-name="P1">se encarga de que si hay cualquier fallo en alguno de los pasos se vuelva al</text:p>
      <text:p text:style-name="P1">estado inicial (no se ha recibido ninguno de los tres comandos). Si laautenticación se ha realizado con éxito, terminará enviando un rplWelcome y ya</text:p>
      <text:p text:style-name="P1">podrá esperar a que el cliente envíe otros comandos.</text:p>
      <text:p text:style-name="P1">● Daemonizar: pasa al servidor a modo daemon, para lo cual se cierran todos los</text:p>
      <text:p text:style-name="P1">ficheros, se crea un proceso hijo el cual haremos el líder de la sesión cambiando</text:p>
      <text:p text:style-name="P1">su ppid y establece el directorio raíz como directorio de trabajo, abriendo syslog</text:p>
      <text:p text:style-name="P1">para posterior notificación de mensajes.</text:p>
      <text:p text:style-name="P1"/>
      <text:p text:style-name="P4">Funciones relacionadas con comandos:</text:p>
      <text:p text:style-name="P1">● sendErrMsg: dado un código de error crea el mensaje de error correspondiente</text:p>
      <text:p text:style-name="P1">(familia IRCMsg_Err) y lo envía al socket.</text:p>
      <text:p text:style-name="P1">● FuncDefault: Comprueba si un comando recibido es incorrecto e informa al</text:p>
      <text:p text:style-name="P1">cliente.</text:p>
      <text:p text:style-name="P1">● userCommand: ejecuta el comando USER</text:p>
      <text:p text:style-name="P1">● NickCommand: busca al usuario y sustituye su Nick por el pasado por</text:p>
      <text:p text:style-name="P1">argumento.</text:p>
      <text:p text:style-name="P1">● modeCommand: dependiendo del número de parámetros que nos pasen,</text:p>
      <text:p text:style-name="P1">devolverá el modo del canal, cambiará su modo o cambiará la contraseña del</text:p>
      <text:p text:style-name="P1">canal.</text:p>
      <text:p text:style-name="P1">● quitCommand: elimina a un usuario de un canal.</text:p>
      <text:p text:style-name="P1">● namesCommand: si se especifican uno o varios canales, devuelve la lista de</text:p>
      <text:p text:style-name="P1">usuarios de cada uno de ellos, si no se especifican, devuelve la lista de nombres</text:p>
      <text:p text:style-name="P1">de todos los canales del servidor (termina siempre con un mensaje</text:p>
      <text:p text:style-name="P1">EndOfNames).</text:p>
      <text:p text:style-name="P1">● listCommand: si se especifican uno o varios canales, devuelve la información de</text:p>
      <text:p text:style-name="P1">estos canales (nombre, modo, topic...), siempre entre mensajes listStart y</text:p>
      <text:p text:style-name="P1">listEnd. Si no se ha especificado ningún canal, se devolverá la información de</text:p>
      <text:p text:style-name="P1">todos los canales existentes. Se tiene en cuenta si el canal es secreto y si el</text:p>
      <text:p text:style-name="P1"><text:soft-page-break/>usuario no está en el canal.</text:p>
      <text:p text:style-name="P1">● privmsgCommand: Comprobamos por los parámetros pasados si el mensaje se</text:p>
      <text:p text:style-name="P1">quiere enviar a un usuario o a algún canal. Una vez sabemos esto usamos la</text:p>
      <text:p text:style-name="P1">función auxiliar privToUser, que se encarga de conseguir el socker destino, de</text:p>
      <text:p text:style-name="P1">crear el mensaje y de enviarlo tanto a un usuario (comprobando también que</text:p>
      <text:p text:style-name="P1">no esté en away) como a un canal.</text:p>
      <text:p text:style-name="P1">● motdCommand: devuelve el “Message of the day” del servidor dado, si no se</text:p>
      <text:p text:style-name="P1">especifica servidor devuelve el mensaje del servidor en el que se encuentra el</text:p>
      <text:p text:style-name="P1">usuario.</text:p>
      <text:p text:style-name="P1">● joinCommand: creamos un CompexUser y lo unimos a uno o varios canales</text:p>
      <text:p text:style-name="P1">según los argumentos del comando, una vez se haya unido a los canales se</text:p>
      <text:p text:style-name="P1">devuelve al usuario la información de cada uno de ellos. Si el canal no existía se</text:p>
      <text:p text:style-name="P1">crea.</text:p>
      <text:p text:style-name="P1">● whoisCommand: devuelve la información de los usuarios cuyo Nick se pasa por</text:p>
      <text:p text:style-name="P1">argumento, terminado con un mensaje EndOfWHoIs</text:p>
      <text:p text:style-name="P1">● pingCommand: ejecuta el protocolo PING-PONG</text:p>
      <text:p text:style-name="P1">● topicCommand: si no hay argumentos, devuelve el topic del canal en el que se</text:p>
      <text:p text:style-name="P1">encuentra el usuario, si no se elimina o se modifica el topic del canal (puedevenir por argumento) si el usuario tiene permiso para ello.</text:p>
      <text:p text:style-name="P1">● partCommand: el usuario abandona el canal o canales especificados por</text:p>
      <text:p text:style-name="P1">argumento, si hay un mensaje se mostrará en el canal, si no se mostrará un</text:p>
      <text:p text:style-name="P1">mensaje predeterminado.</text:p>
      <text:p text:style-name="P1">● kickCommand: expulsa a otro usuario de un canal si tiene permiso para ello y</text:p>
      <text:p text:style-name="P1">con un mensaje que puede o no especificarlo por argumento.</text:p>
      <text:p text:style-name="P1">● awayCommand: si se especifica un mensaje por argumento, el usuario pasará a</text:p>
      <text:p text:style-name="P1">estar en modo away con ese mensaje, si no se especifica mensaje el usuario</text:p>
      <text:p text:style-name="P1">dejará de estar en modo away.</text:p>
      <text:p text:style-name="P1"/>
      <text:p text:style-name="P2">Conclusiones técnicas</text:p>
      <text:p text:style-name="P1">La gran dificultad de esta práctica ha sido enfrentarnos a un problema teniendo</text:p>
      <text:p text:style-name="P1">únicamente las indicaciones de varios RFC y de las funciones de una biblioteca externa,</text:p>
      <text:p text:style-name="P1">recogidas en metis. Esto ha hecho que nos hayamos podido enfrentar a un entorno de</text:p>
      <text:p text:style-name="P1">desarrollo real, en el que además de tener que implementar el servidor hemos tenido</text:p>
      <text:p text:style-name="P1">que estar pendientes de bugs que pudiesen surgir en las funciones de la biblioteca y de</text:p>
      <text:p text:style-name="P1">las actualizaciones constantes tanto a esta como al corrector.</text:p>
      <text:p text:style-name="P1">El corrector r2d2 ha sido de mucha utilidad, ya que además de servirnos para obtener</text:p>
      <text:p text:style-name="P1">un feedback constante de nuestro trabajo nos ha servido como guía para saber el</text:p>
      <text:p text:style-name="P1">orden correcto de implementación de funcionalidades del servidor.</text:p>
      <text:p text:style-name="P1">Cabe comentar que para esta entrega no hemos podido implementar el protocolo</text:p>
      <text:p text:style-name="P1">PING-PONG, el cual estamos pensando en implementar con alarmas y esperamos que</text:p>
      <text:p text:style-name="P1">en la entrega final esté correctamente funcional.</text:p>
      <text:p text:style-name="P1"/>
      <text:p text:style-name="P2">Conclusiones personales</text:p>
      <text:p text:style-name="P1">El comienzo de la práctica ha sido sin duda lo más complicado por el hecho de no saber</text:p>
      <text:p text:style-name="P1">por dónde coger los RFC ni la documentación dada.</text:p>
      <text:p text:style-name="P1">Uno de los aspectos en los que nos hemos fijado en cuanto a la implementación es que</text:p>
      <text:p text:style-name="P1">ciertas funcionalidades son mucho más sencillas que otras. Principalmente la parte de</text:p>
      <text:p text:style-name="P1">inicio de conexión (pass, nick, user) ha sido una de las más tediosas, ya que al tratarse</text:p>
      <text:p text:style-name="P1"><text:soft-page-break/>de una máquina de estados estuvimos bastante tiempo pensando cómo implementarla</text:p>
      <text:p text:style-name="P1">debido a que no estamos acostumbrados a este tipo de estructuras.</text:p>
      <text:p text:style-name="P1">En cuanto a los comandos, salvo algunos que nos han llevado algo más de trabajo</text:p>
      <text:p text:style-name="P1">como JOIN o WHOIS, el problema general que hemos tenido han sido los bugs que</text:p>
      <text:p text:style-name="P1">llevaban inicialmente ciertas funciones (progresivamente se han ido solucionando),</text:p>
      <text:p text:style-name="P1">sobre todo de las familias Parse y TAD, que nos han hecho retrasarnos algo más de lo</text:p>
      <text:p text:style-name="P1">necesario, a pesar de que la mayoría de comandos no son muy complicados de</text:p>
      <text:p text:style-name="P1">implement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.5pt" officeooo:rsid="00177a7f" officeooo:paragraph-rsid="00177a7f" style:font-size-asian="10.5pt" style:font-size-complex="10.5pt"/>
    </style:style>
    <style:style style:name="MP2" style:family="paragraph" style:parent-style-name="Standard">
      <style:text-properties officeooo:rsid="00177a7f" officeooo:paragraph-rsid="00177a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s de Redes de Comunicaciones II - Doble Grado Ing. Informática/Matemáticas, 2017.</text:p>
        <text:p text:style-name="MP1">Autores: Esther López, Antonio Amor y Mario Santiago. Pareja 4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6:59.147028575</meta:creation-date>
    <dc:date>2017-05-06T18:44:28.582226770</dc:date>
    <meta:editing-duration>PT7M29S</meta:editing-duration>
    <meta:editing-cycles>1</meta:editing-cycles>
    <meta:document-statistic meta:table-count="0" meta:image-count="0" meta:object-count="0" meta:page-count="4" meta:paragraph-count="145" meta:word-count="1567" meta:character-count="9324" meta:non-whitespace-character-count="7902"/>
    <meta:generator>LibreOffice/5.1.6.2$Linux_X86_64 LibreOffice_project/10m0$Build-2</meta:generator>
  </office:meta>
</office:document-meta>
</file>